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row>
          <mo stretchy="false">Δ</mo>
          <msub>
            <mi>r</mi>
            <mrow>
              <mi>n</mi>
              <mi/>
              <mrow>
                <mi>n</mi>
                <mo stretchy="false">−</mo>
                <mn>1</mn>
              </mrow>
            </mrow>
          </msub>
        </mrow>
        <mrow>
          <msub>
            <mrow>
              <mo stretchy="false">〈</mo>
              <mrow>
                <mi>r</mi>
              </mrow>
              <mo stretchy="false">〉</mo>
            </mrow>
            <mrow>
              <mi>n</mi>
              <mi/>
              <mrow>
                <mi>n</mi>
                <mo stretchy="false">−</mo>
                <mn>1</mn>
              </mrow>
            </mrow>
          </msub>
        </mrow>
      </mfrac>
      <mrow>
        <mi/>
        <mo stretchy="false">=</mo>
        <mi/>
      </mrow>
      <mfrac>
        <mn>1</mn>
        <msqrt>
          <mrow>
            <mn>2</mn>
            <mi>n</mi>
            <mrow>
              <mi/>
              <mo stretchy="false">+</mo>
              <mi/>
            </mrow>
            <mn>1</mn>
          </mrow>
        </msqrt>
      </mfrac>
      <mi/>
      <munder>
        <mo stretchy="false">→</mo>
        <mrow>
          <mi>n</mi>
          <mo stretchy="false">→</mo>
          <mo stretchy="false">∞</mo>
        </mrow>
      </munder>
      <mi/>
      <mn>0</mn>
    </mrow>
    <annotation encoding="StarMath 5.0">{%DELTA r _{n ` n-1}} over {langle r rangle _{n ` n-1}} 
~=~ 1 over sqrt{2 n ~+~ 1} ~rightarrow csub {n rightarrow infinity}~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23:29:54.461000000</meta:creation-date>
    <meta:generator>LibreOffice/4.1.4.2$Windows_x86 LibreOffice_project/0a0440ccc0227ad9829de5f46be37cfb6edcf72</meta:generator>
  </office:meta>
</office:document-meta>
</file>